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Table1" style:family="table">
      <style:table-properties style:width="16.981cm" table:align="right" fo:background-color="transparent">
        <style:background-image/>
      </style:table-properties>
    </style:style>
    <style:style style:name="Table1.A" style:family="table-column">
      <style:table-column-properties style:column-width="2.406cm"/>
    </style:style>
    <style:style style:name="Table1.B" style:family="table-column">
      <style:table-column-properties style:column-width="2.429cm"/>
    </style:style>
    <style:style style:name="Table1.C" style:family="table-column">
      <style:table-column-properties style:column-width="4.858cm"/>
    </style:style>
    <style:style style:name="Table1.D" style:family="table-column">
      <style:table-column-properties style:column-width="7.288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1.C2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fo:font-size="20pt" fo:font-weight="bold" style:font-name-asian="Chandas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edb99" officeooo:paragraph-rsid="001edb99"/>
    </style:style>
    <style:style style:name="P3" style:family="paragraph" style:parent-style-name="Table_20_Contents">
      <style:paragraph-properties fo:text-align="center" style:justify-single-word="false"/>
      <style:text-properties officeooo:rsid="001f8358" officeooo:paragraph-rsid="001f8358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f8358"/>
    </style:style>
    <style:style style:name="T1" style:family="text">
      <style:text-properties officeooo:rsid="001f83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4">유형</text:p>
          </table:table-cell>
          <table:table-cell table:style-name="Table1.A1" table:number-rows-spanned="2" office:value-type="string">
            <text:p text:style-name="P4">분류</text:p>
          </table:table-cell>
          <table:table-cell table:style-name="Table1.C1" table:number-columns-spanned="2" office:value-type="string">
            <text:p text:style-name="P5">설명</text:p>
          </table:table-cell>
          <table:covered-table-cell/>
        </table:table-row>
        <table:table-row table:style-name="Table1.1">
          <table:covered-table-cell table:style-name="Table1.A1"/>
          <table:covered-table-cell table:style-name="Table1.A1"/>
          <table:table-cell table:style-name="Table1.C2" office:value-type="string">
            <text:p text:style-name="P4">발생조건 / <text:s/>세부 분류</text:p>
          </table:table-cell>
          <table:table-cell table:style-name="Table1.D2" office:value-type="string">
            <text:p text:style-name="P4">세부 내용</text:p>
          </table:table-cell>
        </table:table-row>
        <table:table-row table:style-name="Table1.1">
          <table:table-cell table:style-name="Table1.A3" table:number-rows-spanned="17" office:value-type="string">
            <text:p text:style-name="P4">게임 구성</text:p>
          </table:table-cell>
          <table:table-cell table:style-name="Table1.B3" table:number-rows-spanned="4" office:value-type="string">
            <text:p text:style-name="P4">입력</text:p>
          </table:table-cell>
          <table:table-cell table:style-name="Table1.C3" office:value-type="string">
            <text:p text:style-name="P4">게임 시작 시</text:p>
          </table:table-cell>
          <table:table-cell table:style-name="Table1.D3" office:value-type="string">
            <text:p text:style-name="P4">유저 이름 입력</text:p>
          </table:table-cell>
        </table:table-row>
        <table:table-row table:style-name="Table1.1">
          <table:covered-table-cell table:style-name="Table1.A4"/>
          <table:covered-table-cell table:style-name="Table1.B3"/>
          <table:table-cell table:style-name="Table1.C4" office:value-type="string">
            <text:p text:style-name="P4">던젼 이동 시</text:p>
          </table:table-cell>
          <table:table-cell table:style-name="Table1.D4" office:value-type="string">
            <text:p text:style-name="P4">원하는 던젼에 해당하는 숫자 입력</text:p>
          </table:table-cell>
        </table:table-row>
        <table:table-row table:style-name="Table1.1">
          <table:covered-table-cell table:style-name="Table1.A4"/>
          <table:covered-table-cell table:style-name="Table1.B3"/>
          <table:table-cell table:style-name="Table1.C5" table:number-rows-spanned="2" office:value-type="string">
            <text:p text:style-name="P4">게임 종료 후</text:p>
          </table:table-cell>
          <table:table-cell table:style-name="Table1.D5" office:value-type="string">
            <text:p text:style-name="P4">재시작에 해당하는 숫자 입력</text:p>
          </table:table-cell>
        </table:table-row>
        <table:table-row table:style-name="Table1.1">
          <table:covered-table-cell table:style-name="Table1.A4"/>
          <table:covered-table-cell table:style-name="Table1.B3"/>
          <table:covered-table-cell table:style-name="Table1.C6"/>
          <table:table-cell table:style-name="Table1.D6" office:value-type="string">
            <text:p text:style-name="P4">게임 종료에 해당하는 숫자 입력</text:p>
          </table:table-cell>
        </table:table-row>
        <table:table-row table:style-name="Table1.1">
          <table:covered-table-cell table:style-name="Table1.A4"/>
          <table:table-cell table:style-name="Table1.B3" table:number-rows-spanned="8" office:value-type="string">
            <text:p text:style-name="P4">출력</text:p>
          </table:table-cell>
          <table:table-cell table:style-name="Table1.C7" table:number-rows-spanned="5" office:value-type="string">
            <text:p text:style-name="P4">매턴 종료 시</text:p>
          </table:table-cell>
          <table:table-cell table:style-name="Table1.D7" office:value-type="string">
            <text:p text:style-name="P4">몬스터 처치 유무 출력</text:p>
          </table:table-cell>
        </table:table-row>
        <table:table-row table:style-name="Table1.1">
          <table:covered-table-cell table:style-name="Table1.A4"/>
          <table:covered-table-cell table:style-name="Table1.B3"/>
          <table:covered-table-cell table:style-name="Table1.C8"/>
          <table:table-cell table:style-name="Table1.D8" office:value-type="string">
            <text:p text:style-name="P4">경험치 획득량 출력</text:p>
          </table:table-cell>
        </table:table-row>
        <table:table-row table:style-name="Table1.1">
          <table:covered-table-cell table:style-name="Table1.A4"/>
          <table:covered-table-cell table:style-name="Table1.B3"/>
          <table:covered-table-cell table:style-name="Table1.C9"/>
          <table:table-cell table:style-name="Table1.D9" office:value-type="string">
            <text:p text:style-name="P4">레벨 업에 대한 출력</text:p>
          </table:table-cell>
        </table:table-row>
        <table:table-row table:style-name="Table1.1">
          <table:covered-table-cell table:style-name="Table1.A4"/>
          <table:covered-table-cell table:style-name="Table1.B3"/>
          <table:covered-table-cell table:style-name="Table1.C10"/>
          <table:table-cell table:style-name="Table1.D10" office:value-type="string">
            <text:p text:style-name="P4">레벨 다운에 대한 출력</text:p>
          </table:table-cell>
        </table:table-row>
        <table:table-row table:style-name="Table1.1">
          <table:covered-table-cell table:style-name="Table1.A4"/>
          <table:covered-table-cell table:style-name="Table1.B3"/>
          <table:covered-table-cell table:style-name="Table1.C11"/>
          <table:table-cell table:style-name="Table1.D11" office:value-type="string">
            <text:p text:style-name="P4">유저의 현재 정보 출력</text:p>
          </table:table-cell>
        </table:table-row>
        <table:table-row table:style-name="Table1.1">
          <table:covered-table-cell table:style-name="Table1.A4"/>
          <table:covered-table-cell table:style-name="Table1.B3"/>
          <table:table-cell table:style-name="Table1.C12" table:number-rows-spanned="3" office:value-type="string">
            <text:p text:style-name="P4">게임 종료 시</text:p>
          </table:table-cell>
          <table:table-cell table:style-name="Table1.D12" office:value-type="string">
            <text:p text:style-name="P4">사망 출력</text:p>
          </table:table-cell>
        </table:table-row>
        <table:table-row table:style-name="Table1.1">
          <table:covered-table-cell table:style-name="Table1.A4"/>
          <table:covered-table-cell table:style-name="Table1.B3"/>
          <table:covered-table-cell table:style-name="Table1.C13"/>
          <table:table-cell table:style-name="Table1.D13" office:value-type="string">
            <text:p text:style-name="P2">99 레벨 달성 축하 메시지 출력</text:p>
          </table:table-cell>
        </table:table-row>
        <table:table-row table:style-name="Table1.1">
          <table:covered-table-cell table:style-name="Table1.A4"/>
          <table:covered-table-cell table:style-name="Table1.B3"/>
          <table:covered-table-cell table:style-name="Table1.C14"/>
          <table:table-cell table:style-name="Table1.D14" office:value-type="string">
            <text:p text:style-name="P4">게임 종료 문구 출력</text:p>
          </table:table-cell>
        </table:table-row>
        <table:table-row table:style-name="Table1.1">
          <table:covered-table-cell table:style-name="Table1.A4"/>
          <table:table-cell table:style-name="Table1.B3" table:number-rows-spanned="5" office:value-type="string">
            <text:p text:style-name="P4">로직</text:p>
          </table:table-cell>
          <table:table-cell table:style-name="Table1.C15" table:number-rows-spanned="2" office:value-type="string">
            <text:p text:style-name="P4">턴</text:p>
          </table:table-cell>
          <table:table-cell table:style-name="Table1.D15" office:value-type="string">
            <text:p text:style-name="P4">한 번의 턴 동안 <text:span text:style-name="T1">5번의 랜덤 경험치 획득</text:span></text:p>
            <text:p text:style-name="P3">(-3500 ~ +3500)</text:p>
          </table:table-cell>
        </table:table-row>
        <table:table-row>
          <table:covered-table-cell table:style-name="Table1.A4"/>
          <table:covered-table-cell table:style-name="Table1.B16"/>
          <table:covered-table-cell table:style-name="Table1.C16"/>
          <table:table-cell table:style-name="Table1.D16" office:value-type="string">
            <text:p text:style-name="P4">이벤트에서 발생하는 랜덤 배수</text:p>
            <text:p text:style-name="P3">(1.0배 ~ 5.0배)</text:p>
          </table:table-cell>
        </table:table-row>
        <table:table-row>
          <table:covered-table-cell table:style-name="Table1.A4"/>
          <table:covered-table-cell table:style-name="Table1.B17"/>
          <table:table-cell table:style-name="Table1.C17" table:number-rows-spanned="2" office:value-type="string">
            <text:p text:style-name="P4">경험치</text:p>
          </table:table-cell>
          <table:table-cell table:style-name="Table1.D17" office:value-type="string">
            <text:p text:style-name="P4">레벨 업 시, 경험치 이월</text:p>
          </table:table-cell>
        </table:table-row>
        <table:table-row>
          <table:covered-table-cell table:style-name="Table1.A4"/>
          <table:covered-table-cell table:style-name="Table1.B18"/>
          <table:covered-table-cell table:style-name="Table1.C18"/>
          <table:table-cell table:style-name="Table1.D18" office:value-type="string">
            <text:p text:style-name="P4">레벨 다운 시, 초과 감소된 경험치 이월</text:p>
          </table:table-cell>
        </table:table-row>
        <table:table-row>
          <table:covered-table-cell table:style-name="Table1.A4"/>
          <table:covered-table-cell table:style-name="Table1.B19"/>
          <table:table-cell table:style-name="Table1.C19" office:value-type="string">
            <text:p text:style-name="P4">종료</text:p>
          </table:table-cell>
          <table:table-cell table:style-name="Table1.D19" office:value-type="string">
            <text:p text:style-name="P3">99레벨 달성 시 게임 종료 혹은 재시작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style:font-name-asian="Chandas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요구사항 분석서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6:37:41.616911799</meta:creation-date>
    <dc:date>2024-04-16T18:52:03.040320018</dc:date>
    <meta:editing-duration>PT3M15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37" meta:word-count="258" meta:character-count="358" meta:non-whitespace-character-count="275"/>
  </office:meta>
</office:document-meta>
</file>